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50" officeooo:paragraph-rsid="00184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8:34:39.819453433</meta:creation-date>
    <dc:date>2019-09-20T08:35:14.815485585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2.6.2$Linux_X86_64 LibreOffice_project/20$Build-2</meta:generator>
  </office:meta>
</office:document-meta>
</file>